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573000000597E1144B829BBA52C.png" manifest:media-type="image/png"/>
  <manifest:file-entry manifest:full-path="Pictures/10000201000004FB00000673C4D1630B2F72AE42.png" manifest:media-type="image/png"/>
  <manifest:file-entry manifest:full-path="Pictures/10000201000004FB00000673944425B11A12E0B7.png" manifest:media-type="image/png"/>
  <manifest:file-entry manifest:full-path="Pictures/10000201000004FB00000673C5F71098C01EEAD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P2" style:family="paragraph" style:parent-style-name="Text_20_body" style:master-page-name="">
      <loext:graphic-properties draw:fill="none" draw:fill-color="#729fcf"/>
      <style:paragraph-properties fo:margin-left="1in" fo:margin-right="0in" fo:text-align="center" style:justify-single-word="false" fo:hyphenation-ladder-count="no-limit" fo:text-indent="0in" style:auto-text-indent="false" style:page-number="auto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24c99c" style:text-blinking="false" fo:background-color="transparent" style:font-size-asian="20pt" style:font-size-complex="20pt" fo:hyphenate="true" fo:hyphenation-remain-char-count="2" fo:hyphenation-push-char-count="2"/>
    </style:style>
    <style:style style:name="P3" style:family="paragraph" style:parent-style-name="Text_20_body">
      <loext:graphic-properties draw:fill="none" draw:fill-color="#729fcf"/>
      <style:paragraph-properties fo:margin-left="1in" fo:margin-right="0in" fo:margin-top="0in" fo:margin-bottom="0.1965in" loext:contextual-spacing="false" fo:hyphenation-ladder-count="no-limit" fo:text-indent="0in" style:auto-text-indent="false" fo:background-color="transparent" style:writing-mode="lr-tb"/>
      <style:text-properties style:font-name="BrushType" fo:font-size="20pt" style:font-size-asian="20pt" style:font-size-complex="20pt" fo:hyphenate="true" fo:hyphenation-remain-char-count="2" fo:hyphenation-push-char-count="2"/>
    </style:style>
    <style:style style:name="P4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2b9a35" style:text-blinking="false" fo:background-color="transparent" style:font-size-asian="20pt" style:font-size-complex="20pt" fo:hyphenate="true" fo:hyphenation-remain-char-count="2" fo:hyphenation-push-char-count="2"/>
    </style:style>
    <style:style style:name="P5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30f2ab" style:text-blinking="false" fo:background-color="transparent" style:font-size-asian="20pt" style:font-size-complex="20pt" fo:hyphenate="true" fo:hyphenation-remain-char-count="2" fo:hyphenation-push-char-count="2"/>
    </style:style>
    <style:style style:name="P6" style:family="paragraph" style:parent-style-name="Text_20_body">
      <loext:graphic-properties draw:fill="none" draw:fill-color="#729fcf"/>
      <style:paragraph-properties fo:margin-left="1in" fo:margin-right="0in" fo:hyphenation-ladder-count="no-limit" fo:text-indent="0in" style:auto-text-indent="false" fo:background-color="transparent" style:writing-mode="lr-tb"/>
      <style:text-properties style:font-name="BrushType" fo:font-size="20pt" style:font-size-asian="20pt" style:font-size-complex="20pt" fo:hyphenate="true" fo:hyphenation-remain-char-count="2" fo:hyphenation-push-char-count="2"/>
    </style:style>
    <style:style style:name="P7" style:family="paragraph" style:parent-style-name="Text_20_body">
      <loext:graphic-properties draw:fill="none" draw:fill-color="#729fcf"/>
      <style:paragraph-properties fo:margin-left="1in" fo:margin-right="0in" fo:margin-top="0in" fo:margin-bottom="0in" loext:contextual-spacing="false" fo:line-height="138%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size="20pt" fo:font-style="normal" style:text-underline-style="none" fo:font-weight="normal" officeooo:paragraph-rsid="002b9a35" style:text-blinking="false" fo:background-color="transparent" style:font-size-asian="20pt" style:font-size-complex="20pt" fo:hyphenate="true" fo:hyphenation-remain-char-count="2" fo:hyphenation-push-char-count="2"/>
    </style:style>
    <style:style style:name="P8" style:family="paragraph" style:parent-style-name="Heading_20_2"/>
    <style:style style:name="T1" style:family="text">
      <style:text-properties style:text-position="0% 100%" fo:font-size="36pt" fo:font-style="italic" fo:font-weight="normal" officeooo:rsid="002b9a35" style:font-size-asian="36pt" style:font-style-asian="italic" style:font-weight-asian="normal" style:font-size-complex="36pt" style:font-style-complex="italic" style:font-weight-complex="normal"/>
    </style:style>
    <style:style style:name="T2" style:family="text">
      <style:text-properties style:text-position="0% 100%" fo:font-size="36pt" fo:font-style="normal" fo:font-weight="normal" officeooo:rsid="002b9a35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officeooo:rsid="0030f2ab"/>
    </style:style>
    <style:style style:name="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/>
      <text:p text:style-name="P4"/>
      <text:p text:style-name="P4">ВВЕДЕНИЕ...............................................................4</text:p>
      <text:p text:style-name="P4">КАК ИГРАТЬ............................................................6</text:p>
      <text:p text:style-name="P4">ПЕРСОНАЖИ...........................................................17</text:p>
      <text:p text:style-name="P4">ПРИМЕРЫ ТРОФЕЕВ.............................................26</text:p>
      <text:p text:style-name="P5">ПРИМЕР ПРИКЛЮЧЕНИЯ: ЗУБ АГНАРА.............29</text:p>
      <text:p text:style-name="P4">ЛИСТ ПЕРСОНАЖА.................................................33</text:p>
      <text:p text:style-name="P4">НАБРОСКИ СЕТТИНГОВ............................................................в C<text:span text:style-name="T3">О</text:span>RE издании</text:p>
      <text:p text:style-name="P4">РАЗДЕЛ ДЛЯ МАСТЕРА............................................................в C<text:span text:style-name="T3">О</text:span>RE издании</text:p>
      <text:p text:style-name="P4">МОНСТРЫ..................................................................................в C<text:span text:style-name="T3">О</text:span>RE издании</text:p>
      <text:p text:style-name="P4">ПРИМЕРЫ ЗАДАНИЙ ДЛЯ КЛАССОВ.....................................в C<text:span text:style-name="T3">О</text:span>RE издании</text:p>
      <text:p text:style-name="P4">ПРИМЕРЫ ПРИКЛЮЧЕНИЙ....................................................в C<text:span text:style-name="T3">О</text:span>RE издании</text:p>
      <text:p text:style-name="P5">СЛУЧАЙНЫЕ ПЕРСОНАЖИ И ТАБЛИЦЫ МОНСТРОВ..........в C<text:span text:style-name="T3">О</text:span>RE издании</text:p>
      <text:p text:style-name="P4">ЭПИЧЕСКАЯ И ПРОКЛЯТАЯ ДОБЫЧА...................................в C<text:span text:style-name="T3">О</text:span>RE издании</text:p>
      <text:p text:style-name="P5">ЗАКЛИНАНИЯ............................................................................в C<text:span text:style-name="T3">О</text:span>RE издании</text:p>
      <text:p text:style-name="P6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rushType" svg:font-family="BrushType" style:font-pitch="variable"/>
    <style:font-face style:name="Roboto" svg:font-family="Roboto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_33_" draw:display-name="3" xlink:href="Pictures/10000201000004FB00000673C4D1630B2F72AE42.png" xlink:type="simple" xlink:show="embed" xlink:actuate="onLoad"/>
    <draw:fill-image draw:name="page_5f_background6" draw:display-name="page_background6" xlink:href="Pictures/10000201000004FB00000673C5F71098C01EEADF.png" xlink:type="simple" xlink:show="embed" xlink:actuate="onLoad"/>
    <draw:fill-image draw:name="pagez" xlink:href="Pictures/10000201000004FB00000673944425B11A12E0B7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style:writing-mode="lr-tb"/>
      <style:text-properties style:font-name="Ubuntu" fo:font-family="Ubuntu" style:font-pitch="variable" fo:font-size="11pt" style:font-size-asian="11pt" style:font-size-complex="11pt" fo:hyphenate="tru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="none" draw:fill-color="#729fcf"/>
      <style:paragraph-properties fo:margin-left="0.5in" fo:margin-right="0in" fo:margin-top="0in" fo:margin-bottom="0in" loext:contextual-spacing="false" fo:line-height="100%" fo:text-align="justify" style:justify-single-word="false" fo:hyphenation-ladder-count="no-limit" fo:text-indent="0in" style:auto-text-indent="false" fo:background-color="transparent" fo:keep-with-next="always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16pt" fo:font-style="italic" style:text-underline-style="none" fo:font-weight="normal" style:text-blinking="false" fo:background-color="transparent" style:font-size-asian="16pt" style:font-style-asian="italic" style:font-weight-asian="normal" style:font-size-complex="16pt" style:font-style-complex="italic" style:font-weight-complex="normal" fo:hyphenate="tru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left="0in" fo:margin-right="0in" fo:margin-top="0.1598in" fo:margin-bottom="0in" loext:contextual-spacing="false" fo:line-height="138%" fo:text-align="start" style:justify-single-word="false" fo:hyphenation-ladder-count="no-limit" fo:text-indent="0in" style:auto-text-indent="false" fo:background-color="transparent" style:writing-mode="lr-tb"/>
      <style:text-properties fo:font-variant="normal" fo:text-transform="none" fo:color="#000000" style:text-line-through-style="none" style:text-line-through-type="none" style:font-name="BrushType" fo:font-family="BrushType" style:font-pitch="variable" fo:font-size="32pt" fo:font-style="italic" style:text-underline-style="none" fo:font-weight="bold" officeooo:rsid="0018ceea" style:text-blinking="false" fo:background-color="transparent" style:font-size-asian="32pt" style:font-style-asian="italic" style:font-weight-asian="bold" style:font-size-complex="32pt" style:font-style-complex="italic" style:font-weight-complex="bold" fo:hyphenate="true" fo:hyphenation-remain-char-count="2" fo:hyphenation-push-char-count="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25in" style:type="center"/>
          <style:tab-stop style:position="8.5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Roboto" fo:font-size="10pt" fo:font-style="normal" style:text-underline-style="none" fo:font-weight="normal" officeooo:paragraph-rsid="00109789" style:text-blinking="false" fo:background-color="transparent" style:font-size-asian="10pt" style:font-size-complex="10pt"/>
    </style:style>
    <style:style style:name="MT1" style:family="text">
      <style:text-properties style:text-position="0% 100%" fo:font-size="36pt" fo:font-style="normal" fo:font-weight="normal" officeooo:rsid="002b9a35" style:font-size-asian="36pt" style:font-style-asian="normal" style:font-weight-asian="normal" style:font-size-complex="36pt" style:font-style-complex="normal" style:font-weight-complex="normal"/>
    </style:style>
    <style:style style:name="Mfr1" style:family="graphic" style:parent-style-name="Graphics">
      <style:graphic-properties style:vertical-pos="middle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45.3409in" style:run-through="foreground" style:wrap="none"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0437in" fo:margin-bottom="0.0181in" fo:margin-left="0in" fo:margin-right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bitmap" draw:fill-color="#729fcf" draw:fill-image-name="_33_" draw:fill-image-width="31.2354in" draw:fill-image-height="40.4472in" style:repeat="stretch" draw:fill-image-ref-point-x="0%" draw:fill-image-ref-point-y="0%" draw:fill-image-ref-point="center" draw:tile-repeat-offset="0% vertical" style:footnote-max-height="0in">
        <style:background-image xlink:href="Pictures/10000201000004FB00000673C4D1630B2F72AE42.png" xlink:type="simple" xlink:actuate="onLoad" style:repeat="stretch"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svg:height="1.3098in" fo:margin-left="0in" fo:margin-right="0in" fo:margin-bottom="0.2in" style:shadow="none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6" text:anchor-type="paragraph" svg:width="8.4398in" svg:height="0.5374in" draw:z-index="0"><draw:image xlink:href="Pictures/1000020100000573000000597E1144B829BBA52C.png" xlink:type="simple" xlink:show="embed" xlink:actuate="onLoad" loext:mime-type="image/png"/></draw:frame></text:p>
      </style:header>
      <loext:header-first>
        <text:p text:style-name="MP1"/>
        <text:h text:style-name="Heading_20_2" text:outline-level="2"><draw:frame draw:style-name="Mfr2" draw:name="Image3" text:anchor-type="paragraph" svg:x="0.0728in" svg:y="0.5425in" svg:width="8.3543in" svg:height="0.5374in" draw:z-index="0"><draw:image xlink:href="Pictures/1000020100000573000000597E1144B829BBA52C.png" xlink:type="simple" xlink:show="embed" xlink:actuate="onLoad" loext:mime-type="image/png"/></draw:frame><text:s text:c="5"/><text:span text:style-name="MT1">СОДЕРЖАНИЕ</text:span></text:h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3:14:38.285086182</meta:creation-date>
    <dc:date>2018-08-25T15:39:22.151213186</dc:date>
    <meta:editing-duration>PT46M14S</meta:editing-duration>
    <meta:editing-cycles>11</meta:editing-cycles>
    <meta:generator>LibreOffice/6.1.0.3$Linux_X86_64 LibreOffice_project/10$Build-3</meta:generator>
    <meta:document-statistic meta:table-count="0" meta:image-count="2" meta:object-count="0" meta:page-count="1" meta:paragraph-count="16" meta:word-count="51" meta:character-count="1090" meta:non-whitespace-character-count="1048"/>
  </office:meta>
</office:document-meta>
</file>